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Times" fo:font-size="12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style:font-name="Helvetica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FANBASE_SMTP_HOST=</text:span><text:span text:style-name="T2">smtp.privateemail.com</text:span></text:p>
      <text:p text:style-name="P2">FANBASE_SMTP_PORT=465</text:p>
      <text:p text:style-name="P2">FANBASE_SMTP_SECURE=true</text:p>
      <text:p text:style-name="P2">FANBASE_SMTP_USER=pr@peterruppert.com</text:p>
      <text:p text:style-name="P2">FANBASE_SMTP_PASS=CTG-ake6che6pag.anw</text:p>
      <text:p text:style-name="P2">FANBASE_SMTP_FROM="Fanbase Waitlist &lt;no-reply@thefanbaseagency.com&gt;"</text:p>
      <text:p text:style-name="P2">FANBASE_WAITLIST_RECIPIENT=pr@peterruppert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